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13e2" officeooo:paragraph-rsid="000c13e2"/>
    </style:style>
    <style:style style:name="P2" style:family="paragraph" style:parent-style-name="Standard">
      <style:paragraph-properties fo:text-align="justify" style:justify-single-word="false"/>
      <style:text-properties officeooo:rsid="000c13e2" officeooo:paragraph-rsid="001d0159"/>
    </style:style>
    <style:style style:name="P3" style:family="paragraph" style:parent-style-name="Standard">
      <style:paragraph-properties fo:text-align="justify" style:justify-single-word="false"/>
      <style:text-properties officeooo:rsid="000c13e2" officeooo:paragraph-rsid="002345fb"/>
    </style:style>
    <style:style style:name="P4" style:family="paragraph" style:parent-style-name="Standard">
      <style:text-properties officeooo:rsid="000c13e2" officeooo:paragraph-rsid="002345fb"/>
    </style:style>
    <style:style style:name="P5" style:family="paragraph" style:parent-style-name="Standard">
      <style:text-properties officeooo:rsid="000c13e2" officeooo:paragraph-rsid="003aaa18"/>
    </style:style>
    <style:style style:name="P6" style:family="paragraph" style:parent-style-name="Standard">
      <style:text-properties officeooo:rsid="000c13e2" officeooo:paragraph-rsid="005927e3"/>
    </style:style>
    <style:style style:name="P7" style:family="paragraph" style:parent-style-name="Standard">
      <style:text-properties officeooo:rsid="000c13e2" officeooo:paragraph-rsid="005bc8c0"/>
    </style:style>
    <style:style style:name="P8" style:family="paragraph" style:parent-style-name="Standard">
      <style:text-properties fo:font-weight="normal" officeooo:rsid="000c13e2" officeooo:paragraph-rsid="000c13e2" style:font-weight-asian="normal" style:font-weight-complex="normal"/>
    </style:style>
    <style:style style:name="P9" style:family="paragraph" style:parent-style-name="Standard">
      <style:text-properties fo:font-weight="normal" officeooo:rsid="000c13e2" officeooo:paragraph-rsid="001dd9bf" style:font-weight-asian="normal" style:font-weight-complex="normal"/>
    </style:style>
    <style:style style:name="P10" style:family="paragraph" style:parent-style-name="Standard">
      <style:text-properties fo:font-weight="bold" officeooo:rsid="000c13e2" officeooo:paragraph-rsid="000c13e2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c13e2" officeooo:paragraph-rsid="000c13e2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0c13e2" officeooo:paragraph-rsid="000c13e2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0c13e2" officeooo:paragraph-rsid="002345fb" style:font-weight-asian="normal" style:font-weight-complex="normal"/>
    </style:style>
    <style:style style:name="P14" style:family="paragraph" style:parent-style-name="Standard">
      <style:text-properties fo:font-weight="normal" officeooo:rsid="000c13e2" officeooo:paragraph-rsid="000c13e2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2a1c1b" officeooo:paragraph-rsid="002345fb" style:font-weight-asian="normal" style:font-weight-complex="normal"/>
    </style:style>
    <style:style style:name="P16" style:family="paragraph" style:parent-style-name="Standard">
      <style:text-properties officeooo:rsid="004e112f" officeooo:paragraph-rsid="000c13e2"/>
    </style:style>
    <style:style style:name="P17" style:family="paragraph" style:parent-style-name="Standard">
      <style:paragraph-properties fo:text-align="justify" style:justify-single-word="false"/>
      <style:text-properties officeooo:rsid="000c13e2" officeooo:paragraph-rsid="000c13e2"/>
    </style:style>
    <style:style style:name="P18" style:family="paragraph" style:parent-style-name="Standard">
      <style:text-properties officeooo:rsid="000c13e2" officeooo:paragraph-rsid="000c13e2"/>
    </style:style>
    <style:style style:name="T1" style:family="text">
      <style:text-properties officeooo:rsid="000d8a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4b294" style:font-weight-asian="normal" style:font-weight-complex="normal"/>
    </style:style>
    <style:style style:name="T5" style:family="text">
      <style:text-properties fo:font-weight="normal" officeooo:rsid="001abf5c" style:font-weight-asian="normal" style:font-weight-complex="normal"/>
    </style:style>
    <style:style style:name="T6" style:family="text">
      <style:text-properties fo:font-weight="normal" officeooo:rsid="001d0159" style:font-weight-asian="normal" style:font-weight-complex="normal"/>
    </style:style>
    <style:style style:name="T7" style:family="text">
      <style:text-properties fo:font-weight="normal" officeooo:rsid="001d9df1" style:font-weight-asian="normal" style:font-weight-complex="normal"/>
    </style:style>
    <style:style style:name="T8" style:family="text">
      <style:text-properties fo:font-weight="normal" officeooo:rsid="001f778f" style:font-weight-asian="normal" style:font-weight-complex="normal"/>
    </style:style>
    <style:style style:name="T9" style:family="text">
      <style:text-properties fo:font-weight="normal" officeooo:rsid="00210166" style:font-weight-asian="normal" style:font-weight-complex="normal"/>
    </style:style>
    <style:style style:name="T10" style:family="text">
      <style:text-properties fo:font-weight="normal" officeooo:rsid="002a1c1b" style:font-weight-asian="normal" style:font-weight-complex="normal"/>
    </style:style>
    <style:style style:name="T11" style:family="text">
      <style:text-properties fo:font-weight="normal" officeooo:rsid="002b9e87" style:font-weight-asian="normal" style:font-weight-complex="normal"/>
    </style:style>
    <style:style style:name="T12" style:family="text">
      <style:text-properties fo:font-weight="normal" officeooo:rsid="002e7d80" style:font-weight-asian="normal" style:font-weight-complex="normal"/>
    </style:style>
    <style:style style:name="T13" style:family="text">
      <style:text-properties fo:font-weight="normal" officeooo:rsid="002ed0f0" style:font-weight-asian="normal" style:font-weight-complex="normal"/>
    </style:style>
    <style:style style:name="T14" style:family="text">
      <style:text-properties fo:font-weight="normal" officeooo:rsid="00329071" style:font-weight-asian="normal" style:font-weight-complex="normal"/>
    </style:style>
    <style:style style:name="T15" style:family="text">
      <style:text-properties fo:font-weight="normal" officeooo:rsid="0032c4fd" style:font-weight-asian="normal" style:font-weight-complex="normal"/>
    </style:style>
    <style:style style:name="T16" style:family="text">
      <style:text-properties fo:font-weight="normal" officeooo:rsid="00333479" style:font-weight-asian="normal" style:font-weight-complex="normal"/>
    </style:style>
    <style:style style:name="T17" style:family="text">
      <style:text-properties fo:font-weight="normal" officeooo:rsid="003a4946" style:font-weight-asian="normal" style:font-weight-complex="normal"/>
    </style:style>
    <style:style style:name="T18" style:family="text">
      <style:text-properties fo:font-weight="normal" officeooo:rsid="00dcce81" style:font-weight-asian="normal" style:font-weight-complex="normal"/>
    </style:style>
    <style:style style:name="T19" style:family="text">
      <style:text-properties fo:font-weight="normal" officeooo:rsid="00dd8761" style:font-weight-asian="normal" style:font-weight-complex="normal"/>
    </style:style>
    <style:style style:name="T20" style:family="text">
      <style:text-properties fo:font-weight="normal" officeooo:rsid="00df9a3b" style:font-weight-asian="normal" style:font-weight-complex="normal"/>
    </style:style>
    <style:style style:name="T21" style:family="text">
      <style:text-properties fo:font-weight="normal" officeooo:rsid="00e15bdc" style:font-weight-asian="normal" style:font-weight-complex="normal"/>
    </style:style>
    <style:style style:name="T22" style:family="text">
      <style:text-properties fo:font-weight="normal" officeooo:rsid="00e2f5a7" style:font-weight-asian="normal" style:font-weight-complex="normal"/>
    </style:style>
    <style:style style:name="T23" style:family="text">
      <style:text-properties fo:font-weight="normal" officeooo:rsid="00eafab4" style:font-weight-asian="normal" style:font-weight-complex="normal"/>
    </style:style>
    <style:style style:name="T24" style:family="text">
      <style:text-properties fo:font-weight="normal" officeooo:rsid="00ece0ba" style:font-weight-asian="normal" style:font-weight-complex="normal"/>
    </style:style>
    <style:style style:name="T25" style:family="text">
      <style:text-properties fo:font-weight="normal" officeooo:rsid="00ef71fa" style:font-weight-asian="normal" style:font-weight-complex="normal"/>
    </style:style>
    <style:style style:name="T26" style:family="text">
      <style:text-properties fo:font-weight="normal" officeooo:rsid="00f09eb6" style:font-weight-asian="normal" style:font-weight-complex="normal"/>
    </style:style>
    <style:style style:name="T27" style:family="text">
      <style:text-properties fo:font-weight="normal" officeooo:rsid="00f365f1" style:font-weight-asian="normal" style:font-weight-complex="normal"/>
    </style:style>
    <style:style style:name="T28" style:family="text">
      <style:text-properties fo:font-weight="normal" officeooo:rsid="00f54113" style:font-weight-asian="normal" style:font-weight-complex="normal"/>
    </style:style>
    <style:style style:name="T29" style:family="text">
      <style:text-properties fo:font-weight="normal" officeooo:rsid="00f5fe55" style:font-weight-asian="normal" style:font-weight-complex="normal"/>
    </style:style>
    <style:style style:name="T30" style:family="text">
      <style:text-properties fo:font-weight="normal" officeooo:rsid="00f8e8a1" style:font-weight-asian="normal" style:font-weight-complex="normal"/>
    </style:style>
    <style:style style:name="T31" style:family="text">
      <style:text-properties fo:font-weight="normal" officeooo:rsid="00f9f2bd" style:font-weight-asian="normal" style:font-weight-complex="normal"/>
    </style:style>
    <style:style style:name="T32" style:family="text">
      <style:text-properties fo:font-weight="normal" officeooo:rsid="00fb574d" style:font-weight-asian="normal" style:font-weight-complex="normal"/>
    </style:style>
    <style:style style:name="T33" style:family="text">
      <style:text-properties fo:font-weight="normal" officeooo:rsid="00fca016" style:font-weight-asian="normal" style:font-weight-complex="normal"/>
    </style:style>
    <style:style style:name="T34" style:family="text">
      <style:text-properties fo:font-weight="normal" officeooo:rsid="00fe3711" style:font-weight-asian="normal" style:font-weight-complex="normal"/>
    </style:style>
    <style:style style:name="T35" style:family="text">
      <style:text-properties fo:font-weight="normal" officeooo:rsid="00fedff4" style:font-weight-asian="normal" style:font-weight-complex="normal"/>
    </style:style>
    <style:style style:name="T36" style:family="text">
      <style:text-properties fo:font-weight="normal" officeooo:rsid="00ff9b33" style:font-weight-asian="normal" style:font-weight-complex="normal"/>
    </style:style>
    <style:style style:name="T37" style:family="text">
      <style:text-properties fo:font-weight="normal" officeooo:rsid="0100a143" style:font-weight-asian="normal" style:font-weight-complex="normal"/>
    </style:style>
    <style:style style:name="T38" style:family="text">
      <style:text-properties fo:font-weight="normal" officeooo:rsid="010175cb" style:font-weight-asian="normal" style:font-weight-complex="normal"/>
    </style:style>
    <style:style style:name="T39" style:family="text">
      <style:text-properties fo:font-weight="normal" officeooo:rsid="01099d1e" style:font-weight-asian="normal" style:font-weight-complex="normal"/>
    </style:style>
    <style:style style:name="T40" style:family="text">
      <style:text-properties fo:font-weight="normal" officeooo:rsid="010ab272" style:font-weight-asian="normal" style:font-weight-complex="normal"/>
    </style:style>
    <style:style style:name="T41" style:family="text">
      <style:text-properties fo:font-weight="normal" officeooo:rsid="010e00c1" style:font-weight-asian="normal" style:font-weight-complex="normal"/>
    </style:style>
    <style:style style:name="T42" style:family="text">
      <style:text-properties fo:font-weight="normal" officeooo:rsid="010f9673" style:font-weight-asian="normal" style:font-weight-complex="normal"/>
    </style:style>
    <style:style style:name="T43" style:family="text">
      <style:text-properties fo:font-weight="normal" officeooo:rsid="01109503" style:font-weight-asian="normal" style:font-weight-complex="normal"/>
    </style:style>
    <style:style style:name="T44" style:family="text">
      <style:text-properties fo:font-weight="normal" officeooo:rsid="01128360" style:font-weight-asian="normal" style:font-weight-complex="normal"/>
    </style:style>
    <style:style style:name="T45" style:family="text">
      <style:text-properties fo:font-weight="normal" officeooo:rsid="01155e91" style:font-weight-asian="normal" style:font-weight-complex="normal"/>
    </style:style>
    <style:style style:name="T46" style:family="text">
      <style:text-properties fo:font-weight="normal" officeooo:rsid="0115b074" style:font-weight-asian="normal" style:font-weight-complex="normal"/>
    </style:style>
    <style:style style:name="T47" style:family="text">
      <style:text-properties fo:font-weight="normal" officeooo:rsid="0115f106" style:font-weight-asian="normal" style:font-weight-complex="normal"/>
    </style:style>
    <style:style style:name="T48" style:family="text">
      <style:text-properties fo:font-weight="normal" officeooo:rsid="0116bb6b" style:font-weight-asian="normal" style:font-weight-complex="normal"/>
    </style:style>
    <style:style style:name="T49" style:family="text">
      <style:text-properties fo:font-weight="normal" officeooo:rsid="011b07f4" style:font-weight-asian="normal" style:font-weight-complex="normal"/>
    </style:style>
    <style:style style:name="T50" style:family="text">
      <style:text-properties officeooo:rsid="00291aae"/>
    </style:style>
    <style:style style:name="T51" style:family="text">
      <style:text-properties officeooo:rsid="0036699b"/>
    </style:style>
    <style:style style:name="T52" style:family="text">
      <style:text-properties officeooo:rsid="003875c0"/>
    </style:style>
    <style:style style:name="T53" style:family="text">
      <style:text-properties officeooo:rsid="0038b372"/>
    </style:style>
    <style:style style:name="T54" style:family="text">
      <style:text-properties officeooo:rsid="003a4946"/>
    </style:style>
    <style:style style:name="T55" style:family="text">
      <style:text-properties officeooo:rsid="003d8cfc"/>
    </style:style>
    <style:style style:name="T56" style:family="text">
      <style:text-properties officeooo:rsid="003f2c2a"/>
    </style:style>
    <style:style style:name="T57" style:family="text">
      <style:text-properties officeooo:rsid="0040abe5"/>
    </style:style>
    <style:style style:name="T58" style:family="text">
      <style:text-properties officeooo:rsid="00438d39"/>
    </style:style>
    <style:style style:name="T59" style:family="text">
      <style:text-properties officeooo:rsid="004d1317"/>
    </style:style>
    <style:style style:name="T60" style:family="text">
      <style:text-properties officeooo:rsid="00531d08"/>
    </style:style>
    <style:style style:name="T61" style:family="text">
      <style:text-properties officeooo:rsid="005acded"/>
    </style:style>
    <style:style style:name="T62" style:family="text">
      <style:text-properties officeooo:rsid="006041d6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officeooo:rsid="003a4946" style:font-style-asian="italic" style:font-style-complex="italic"/>
    </style:style>
    <style:style style:name="T65" style:family="text">
      <style:text-properties fo:font-style="italic" officeooo:rsid="0036699b" style:font-style-asian="italic" style:font-style-complex="italic"/>
    </style:style>
    <style:style style:name="T66" style:family="text">
      <style:text-properties officeooo:rsid="00cf4b6b"/>
    </style:style>
    <style:style style:name="T67" style:family="text">
      <style:text-properties officeooo:rsid="010ab2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1.Introdução</text:span> </text:p>
      <text:p text:style-name="P9"><text:tab/><text:span text:style-name="T1">Problemas: Tempo de simulação; Gerenciamento das depêndencias; Gerenciamento da simulação; Falta de benchmarks disponíveis; Falta de padronização no uso dos simuladores.</text:span></text:p>
      <text:p text:style-name="P9"/>
      <text:p text:style-name="P2"><text:span text:style-name="T4"><text:tab/></text:span><text:span text:style-name="T5">Atualmente, </text:span><text:span text:style-name="T8">os </text:span><text:span text:style-name="T5">pesquisador</text:span><text:span text:style-name="T8">es</text:span><text:span text:style-name="T5"> da UNIOESTE que trabalham com a exploração de espaço de projeto, utilizam apenas um computador. Caso queiram realizar experimentos ou simulações, eles dependem do poder computacional de sua máquina. Para acelerar a simulação, alguns optam por usar uma máquina virtual do servidor da própria universidade ou outras máquinas de terceiros. Porém, isso ocasiona um problema, que é o gerenciamento de todas essas máquinas, que deve ser feito manualmente, ou seja, desde a disparação da configuração do espaço a ser explorado, da disparação da simulação, da organização e coleta de dados, devem ser preparados de uma forma que tem pouco aproveitamento de um sistema que automatize todas essas atividades. </text:span><text:span text:style-name="T6">Outra questão, é que ele deve instalar manualmente todas as ferramentas necessárias, e testar se estão configuradas corretamentes, consumindo tempo que poderia ser usado para a própria pesquisa. </text:span></text:p>
      <text:p text:style-name="P2"><text:span text:style-name="T6"><text:tab/>Uma das áreas de pesquisa é o desenvolvimento de métodos que otimizem o tempo de exploração de um espaço de projeto. </text:span><text:span text:style-name="T5"><text:s/></text:span><text:span text:style-name="T6">A integração do método desenvolvido com as ferramentas não são triviais. Outra questão, é avaliar o desempenho do método em si, </text:span><text:span text:style-name="T9">o qual</text:span><text:span text:style-name="T6"> não </text:span><text:span text:style-name="T9">possuem</text:span><text:span text:style-name="T6"> muitos benchmarks disponíveis </text:span><text:span text:style-name="T9">para avalia-lo</text:span><text:span text:style-name="T6">, dificultando a comparação com trabalhos alheios. </text:span><text:span text:style-name="T7">Também, para novos pesquisadores irão trabalhar nessa mesma linha, que não estão interessados em desenvolver o melhorar um simulador, o aprendizado de seu uso pode não ser desejado. Isso pode piorar caso ele tenha que trabalhar com diversos simuladores em que não tenham nenhum padrão de interação. </text:span></text:p>
      <text:p text:style-name="P10"><text:tab/></text:p>
      <text:p text:style-name="P10">2. Apresentação das soluções</text:p>
      <text:p text:style-name="P4"><text:tab/><text:span text:style-name="T1">O que é: Sistema Distribuido Modular e Colaborativo para Exploração de Espaço de Projeto.</text:span></text:p>
      <text:p text:style-name="P4"><text:tab/></text:p>
      <text:p text:style-name="P3"><text:tab/><text:span text:style-name="T50">Tempo de simulação: Para resolver o problema do tempo de simulação, o sistema proposto suportará a distribuição do espaço de projeto criado, em diversas máquinas com recursos ociosos automaticamente. </text:span></text:p>
      <text:p text:style-name="P13"/>
      <text:p text:style-name="P3"><text:span text:style-name="T3"><text:tab/></text:span><text:span text:style-name="T10">Gerenciamento de depêndencias: </text:span><text:span text:style-name="T11">Com o uso de máquinas virtuais, que possuem todos os softwares necessários já instalados, a máquina que servirá como recurso computancional, apenas terá </text:span><text:span text:style-name="T12">que</text:span><text:span text:style-name="T11"> baixar a máquina virtual. </text:span></text:p>
      <text:p text:style-name="P15"/>
      <text:p text:style-name="P3"><text:span text:style-name="T10"><text:tab/>Gerenciamento de simulação: </text:span><text:span text:style-name="T14">O sistema unificará a interação com todas as máquinas disponíveis, usando uma interface web. Só precisando que em cada máquina tenha instalado um </text:span><text:span text:style-name="T15">sof</text:span><text:span text:style-name="T16">t</text:span><text:span text:style-name="T15">ware</text:span><text:span text:style-name="T14"> de gerenciamento. </text:span></text:p>
      <text:p text:style-name="P15"/>
      <text:p text:style-name="P3"><text:span text:style-name="T10"><text:tab/>Falta de benchmarks disponíveis: </text:span><text:span text:style-name="T13">Todos os espaços simulados estarão disponíveis para todos os pesquisadores que usarão a ferramenta, para que possam avaliar seus métodos. </text:span></text:p>
      <text:p text:style-name="P15"/>
      <text:p text:style-name="P3"><text:span text:style-name="T10"><text:tab/>Falta de padronização dos simuladores: </text:span><text:span text:style-name="T13">O sistema será construido como um metaframework, que permitirá a integração de diferentes simuladores, por um pesquisador, usando uma interface padronizada. Assim, outros usuários poderão usar essas ferramentas, apenas aprendendo a interface do sistema.</text:span></text:p>
      <text:p text:style-name="P1"/>
      <text:p text:style-name="P1"><text:span text:style-name="T2">3. Viabilidade Operacional </text:span></text:p>
      <text:p text:style-name="P17"><text:tab/><text:span text:style-name="T65">Performace</text:span><text:span text:style-name="T51">: Os experimentos são realizados de forma manual, em que vários processos, potencialmente, podem ser automatizados por algum sistema. Atualmente, perde-se muito tempo gerenciando os estudos de caso, em que este poderia ser investido em outras atividades pertinentes a pesquisa. Por exemplo, caso o pesquisador queira distribui uma simulação em máquinas diferentes, ele manualmente terá que configurar cada uma individualmente. Outra questão, é que os dados </text:span><text:soft-page-break/><text:span text:style-name="T51">gerados são armazenados na máquina que executou-a, restando para o pesquisador coleta-los separadamente. Os membros do grupo de pesquisa notam que várias etapas, desse processo poderiam ser automatizadas por um sistema computacional. Então, o desenvolvimento neste caso é apropriado.</text:span></text:p>
      <text:p text:style-name="P17"><text:tab/><text:span text:style-name="T64">Information</text:span><text:span text:style-name="T54">: Atualmente, para diferentes experimentos ou estudo de caso, não existe nenhum padrão na organização dos dados produzidos. Com isso, a extração dos dados pertinentes no estudo acabam ocasionando, que toda vez o pesquisador crie </text:span><text:span text:style-name="T64">scripts</text:span><text:span text:style-name="T54"> diferentes para obtê-los. Novamente, essa metodologia ou </text:span><text:span text:style-name="T17">falta dela</text:span><text:span text:style-name="T54"> causa uma ineficiência. Com isso, percebe-se que nesse aspecto, uma solução computacional poderia aumentar a produtividade.</text:span></text:p>
      <text:p text:style-name="P17"><text:tab/><text:span text:style-name="T52">Economic: Devido a particularidade do problema a ser resolvido, destaca-se que no processo atual não existe nenhum custo, por parte dos membros envolvido na organização, durante a pesquisa. Todo o custo inerente ao processo é financiado por meio de bolsas de iniciação científica. <text:s/>Então, no momento esse critério tem uma pretenção neutra, ou seja, não é relevante ao estudo de viabilidade. </text:span></text:p>
      <text:p text:style-name="P17"><text:span text:style-name="T63"><text:tab/></text:span><text:span text:style-name="T64">Control</text:span><text:span text:style-name="T54">: Devido a falta de automatização no processo, existe uma propenssão a erros. Isso pode ocasionar a corrupção de dados produzidos, invalidando-os e prejudicando a comunidade científica e o pesquisador. <text:s/>Então, a implementação de um sistema computacional, mais uma vez, <text:s/>prova-se interessante neste aspecto.</text:span></text:p>
      <text:p text:style-name="P17"><text:tab/><text:span text:style-name="T64">Efficiency</text:span><text:span text:style-name="T54">: O modelo atual de operação, em que alguns pontos já destacados anteriormente, somado a outros problemas, faz com que os pesquisadores gastem tempo na gerencia do estudo de caso, além de não aproveitar todo o recurso computacional disponível. Obviamente, isso não é desejável. Portanto, uma automatização de todo o processo aumentaria a eficiência. </text:span></text:p>
      <text:p text:style-name="P17"><text:tab/><text:span text:style-name="T64">Service</text:span><text:span text:style-name="T54">: O modo atual depende muito da capacidade dos pesquisadores de gerenciar todas as suas atividades. Devido a imprevisibilidade do ser humano, erros podem ocorrer. Isso torna o processo pouco ideal, sendo sucetível a erros. <text:s/>Também, a adaptabilidade aos novos problemas dependem muito do pesquisador. Um sistema poderia implicar em uma metodolgia que os </text:span><text:span text:style-name="T64">stakeholders</text:span><text:span text:style-name="T54"> poderia seguir, aumentando a confiabilidade.</text:span></text:p>
      <text:p text:style-name="P17"><text:tab/><text:span text:style-name="T66">Com os dados acima, concluimos que um sistema caso bem projetado para atender as necessidades atuais dos pesquisadores é viável operacionalmente.</text:span></text:p>
      <text:p text:style-name="P1"/>
      <text:p text:style-name="P10">4. Viabilidade Técnica</text:p>
      <text:p text:style-name="P11"><text:tab/><text:span text:style-name="T18">A solução proposta é viável tecnicamente, po</text:span><text:span text:style-name="T19">is existem soluções semelhantes, porém, para diferentes domínios. </text:span><text:span text:style-name="T20">Para </text:span><text:span text:style-name="T21">implementar o sistema </text:span><text:span text:style-name="T22">será </text:span><text:span text:style-name="T23">usado Python como a principal linguagem </text:span><text:span text:style-name="T24">de programação, </text:span><text:span text:style-name="T25">que é </text:span><text:span text:style-name="T29">muito</text:span><text:span text:style-name="T25"> usado atualmente </text:span><text:span text:style-name="T26">por empresas </text:span><text:span text:style-name="T27">nas aplicações do tipo cliente-servidor. <text:s/></text:span><text:span text:style-name="T28">Também, </text:span><text:span text:style-name="T30">para dese</text:span><text:span text:style-name="T31">nvolver </text:span><text:span text:style-name="T32">a interface web será usado </text:span><text:span text:style-name="T33">o</text:span><text:span text:style-name="T35">s</text:span><text:span text:style-name="T33"> framework</text:span><text:span text:style-name="T35">s</text:span><text:span text:style-name="T33"> </text:span><text:span text:style-name="T34">Django </text:span><text:span text:style-name="T35">e Bootstrap, além das linguage</text:span><text:span text:style-name="T38">ns css, html e</text:span><text:span text:style-name="T35"> </text:span><text:span text:style-name="T36">javascript</text:span><text:span text:style-name="T37">.</text:span><text:span text:style-name="T34"> </text:span><text:span text:style-name="T39">Para gerenciar as máquinas virtuais será usado o framework OpenNebula. </text:span><text:span text:style-name="T40">Para o banco de dados </text:span><text:span text:style-name="T67">(?)</text:span><text:span text:style-name="T40">. </text:span><text:span text:style-name="T41">Os membros da empresa </text:span><text:span text:style-name="T42">X, que irão desenvolver o sistema </text:span><text:span text:style-name="T44">em estudo, </text:span><text:span text:style-name="T46">a Tabela X mostra </text:span><text:span text:style-name="T47">o nível de </text:span><text:span text:style-name="T45">domínios nas ferramentas.</text:span></text:p>
      <text:p text:style-name="P12"><text:span text:style-name="T49"/></text:p>
      <text:p text:style-name="P12"><text:span text:style-name="T49"/></text:p>
      <text:p text:style-name="P12"><text:span text:style-name="T48">ESPAÇO RESERVADO PARA TABELA </text:span></text:p>
      <text:p text:style-name="P10"><text:span text:style-name="T18"/></text:p>
      <text:p text:style-name="P1"><text:tab/><text:span text:style-name="T58">(Dependencia do Sistema:Dominio da Ferramenta[JMR])</text:span></text:p>
      <text:p text:style-name="P1"><text:tab/><text:span text:style-name="T55">Web Techonologies: Bootstrap, Django(8:[2,2,3]), html(9:[3,6,7]), css(6:[0,0,3]), javascript(7,[4,0,3]).</text:span></text:p>
      <text:p text:style-name="P1"><text:tab/><text:span text:style-name="T55">Main Tools: Python(9:[7,7,9])</text:span></text:p>
      <text:p text:style-name="P1"><text:tab/><text:span text:style-name="T56">VM Managment: OpenNebula(7,[0,5,0])</text:span></text:p>
      <text:p text:style-name="P1"><text:tab/><text:span text:style-name="T57">Data Base Managment: ?(9.5,[1,3,1])</text:span></text:p>
      <text:p text:style-name="P1"/>
      <text:p text:style-name="P10">5.Viabilidade Econômica </text:p>
      <text:p text:style-name="P5"><text:tab/><text:span text:style-name="T53">List = [Dominio, Servidor Web, Servidor de Armazenamento, Manutenção]</text:span></text:p>
      <text:p text:style-name="P5"/>
      <text:p text:style-name="P10"><text:soft-page-break/>6.Viabilidade de Cronograma <text:span text:style-name="T63">🕛</text:span></text:p>
      <text:p text:style-name="P7"><text:tab/><text:span text:style-name="T60">Total: 6 meses</text:span></text:p>
      <text:p text:style-name="P16"><text:tab/>SystemComponent:Time[planejamento:implementação:teste]{dias(HORAS)}</text:p>
      <text:p text:style-name="P1"><text:tab/><text:span text:style-name="T59">Web Interface:[20:35:5]</text:span></text:p>
      <text:p text:style-name="P1"><text:tab/><text:span text:style-name="T59">Host Manager:[10:15:5]</text:span></text:p>
      <text:p text:style-name="P1"><text:tab/><text:span text:style-name="T59">VM:[10:30:5]</text:span></text:p>
      <text:p text:style-name="P6"><text:tab/>Database:[15:7:<text:span text:style-name="T61">10</text:span>]</text:p>
      <text:p text:style-name="P1"><text:tab/><text:span text:style-name="T59">Broker:[15:5:5]</text:span></text:p>
      <text:p text:style-name="P1"><text:tab/><text:span text:style-name="T62">Obs:Multiplicar por um K (Fator de Ajuste)</text:span></text:p>
      <text:p text:style-name="P10">7. Conclusões sobre a Viabilidade de implementação </text:p>
      <text:p text:style-name="P1"/>
      <text:p text:style-name="P10">8 .Escolha do método de gerenciamento</text:p>
      <text:p text:style-name="P1"/>
      <text:p text:style-name="P10">9 .Cronograma de desenvolvimento 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8T17:30:07.580139639</meta:creation-date>
    <dc:date>2016-08-03T19:54:26.436137851</dc:date>
    <meta:editing-duration>PT3H4M17S</meta:editing-duration>
    <meta:editing-cycles>221</meta:editing-cycles>
    <meta:generator>LibreOffice/5.1.4.2$Linux_X86_64 LibreOffice_project/10m0$Build-2</meta:generator>
    <meta:document-statistic meta:table-count="0" meta:image-count="0" meta:object-count="0" meta:page-count="3" meta:paragraph-count="43" meta:word-count="1020" meta:character-count="7226" meta:non-whitespace-character-count="6194"/>
  </office:meta>
</office:document-meta>
</file>